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54c" officeooo:paragraph-rsid="0005054c"/>
    </style:style>
    <style:style style:name="P2" style:family="paragraph" style:parent-style-name="Standard">
      <style:text-properties fo:font-weight="bold" officeooo:rsid="0005054c" officeooo:paragraph-rsid="0005054c" style:font-weight-asian="bold" style:font-weight-complex="bold"/>
    </style:style>
    <style:style style:name="P3" style:family="paragraph" style:parent-style-name="Standard">
      <style:text-properties fo:font-weight="bold" officeooo:rsid="0005054c" officeooo:paragraph-rsid="000585ac" style:font-weight-asian="bold" style:font-weight-complex="bold"/>
    </style:style>
    <style:style style:name="P4" style:family="paragraph" style:parent-style-name="Standard">
      <style:text-properties fo:font-weight="bold" officeooo:rsid="0005054c" officeooo:paragraph-rsid="00062221" style:font-weight-asian="bold" style:font-weight-complex="bold"/>
    </style:style>
    <style:style style:name="P5" style:family="paragraph" style:parent-style-name="Standard">
      <style:text-properties fo:font-weight="bold" officeooo:rsid="0005054c" officeooo:paragraph-rsid="0009ca31" style:font-weight-asian="bold" style:font-weight-complex="bold"/>
    </style:style>
    <style:style style:name="P6" style:family="paragraph" style:parent-style-name="Standard">
      <style:text-properties fo:font-weight="bold" officeooo:rsid="0005f3c8" officeooo:paragraph-rsid="000585ac" style:font-weight-asian="bold" style:font-weight-complex="bold"/>
    </style:style>
    <style:style style:name="P7" style:family="paragraph" style:parent-style-name="Standard">
      <style:text-properties officeooo:rsid="0003e20c" officeooo:paragraph-rsid="0005054c"/>
    </style:style>
    <style:style style:name="P8" style:family="paragraph" style:parent-style-name="Standard">
      <style:text-properties fo:font-weight="normal" officeooo:rsid="0005054c" officeooo:paragraph-rsid="0005054c" style:font-weight-asian="normal" style:font-weight-complex="normal"/>
    </style:style>
    <style:style style:name="P9" style:family="paragraph" style:parent-style-name="Standard">
      <style:text-properties fo:font-weight="bold" officeooo:rsid="0005054c" officeooo:paragraph-rsid="0005054c" style:font-weight-asian="bold" style:font-weight-complex="bold"/>
    </style:style>
    <style:style style:name="T1" style:family="text">
      <style:text-properties officeooo:rsid="000505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123" style:font-weight-asian="normal" style:font-weight-complex="normal"/>
    </style:style>
    <style:style style:name="T4" style:family="text">
      <style:text-properties fo:font-weight="normal" officeooo:rsid="000585ac" style:font-weight-asian="normal" style:font-weight-complex="normal"/>
    </style:style>
    <style:style style:name="T5" style:family="text">
      <style:text-properties fo:font-weight="normal" officeooo:rsid="00062221" style:font-weight-asian="normal" style:font-weight-complex="normal"/>
    </style:style>
    <style:style style:name="T6" style:family="text">
      <style:text-properties fo:font-weight="normal" officeooo:rsid="0007df8f" style:font-weight-asian="normal" style:font-weight-complex="normal"/>
    </style:style>
    <style:style style:name="T7" style:family="text">
      <style:text-properties fo:font-weight="normal" officeooo:rsid="0008d1f2" style:font-weight-asian="normal" style:font-weight-complex="normal"/>
    </style:style>
    <style:style style:name="T8" style:family="text">
      <style:text-properties fo:font-weight="normal" officeooo:rsid="0009ca31" style:font-weight-asian="normal" style:font-weight-complex="normal"/>
    </style:style>
    <style:style style:name="T9" style:family="text">
      <style:text-properties fo:font-weight="normal" officeooo:rsid="000b9f20" style:font-weight-asian="normal" style:font-weight-complex="normal"/>
    </style:style>
    <style:style style:name="T10" style:family="text">
      <style:text-properties fo:font-weight="normal" officeooo:rsid="000cbb69" style:font-weight-asian="normal" style:font-weight-complex="normal"/>
    </style:style>
    <style:style style:name="T11" style:family="text">
      <style:text-properties officeooo:rsid="000cbb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09/03/2017</text:p>
      <text:p text:style-name="P1"/>
      <text:p text:style-name="P2">1. Por que o Linux recebeu esse nome?</text:p>
      <text:p text:style-name="P1">Pois o seu desenvolvedor se chama Linus e fez com sistema base o Unix.</text:p>
      <text:p text:style-name="P1"/>
      <text:p text:style-name="P2">2. O que são daemons?</text:p>
      <text:p text:style-name="P1">Programa que executa em processo de fundo, ao invés de estar sob controle direto do usuário, controlando outros programas.</text:p>
      <text:p text:style-name="P1"/>
      <text:p text:style-name="P2">3. O que é o shell?</text:p>
      <text:p text:style-name="P7">Considerado como a interface entre o usuário e o Kernel do sistema., <text:span text:style-name="T1">na qual permite o usuário interagir com o sistema operacional através de comandos do teclado. Ex. Bash (Linux) e DOS (Windows)</text:span></text:p>
      <text:p text:style-name="P7"/>
      <text:p text:style-name="P2">4. Por que é importante evitar executar o terminal como super-usuário?</text:p>
      <text:p text:style-name="P7">Porque o super-usuário tem pr<text:span text:style-name="T1">i</text:span>vilégios que podem afetar permanentemente o Kernel do sistema, <text:span text:style-name="T1">como deletar pastas que estão na raíz do sistema</text:span>.</text:p>
      <text:p text:style-name="P1"/>
      <text:p text:style-name="P2">5. Qual botão do teclado completa o que o usuário escreve no terminal, de acordo com o contexto?</text:p>
      <text:p text:style-name="P1">Tab</text:p>
      <text:p text:style-name="P1"/>
      <text:p text:style-name="P2">6. Quais botões do teclado apresentam instruções escritas anteriormente?</text:p>
      <text:p text:style-name="P8">Up/down</text:p>
      <text:p text:style-name="P2"/>
      <text:p text:style-name="P2">7. Apresente os respectivos comandos no terminal para:</text:p>
      <text:p text:style-name="P2"><text:s text:c="2"/>(a) Obter mais informações sobre um comando.</text:p>
      <text:p text:style-name="P2"><text:tab/><text:span text:style-name="T2">$ </text:span><text:span text:style-name="T3">man “comando”, <text:s/></text:span><text:span text:style-name="T2">$ </text:span><text:span text:style-name="T3">“comando” --help</text:span></text:p>
      <text:p text:style-name="P2"><text:s text:c="2"/>(b) Apresentar uma lista com os arquivos dentro de uma pasta.</text:p>
      <text:p text:style-name="P2"><text:tab/><text:span text:style-name="T2">$ ls</text:span></text:p>
      <text:p text:style-name="P2">(c) Apresentar o caminho completo da pasta.</text:p>
      <text:p text:style-name="P2"><text:s/><text:tab/><text:span text:style-name="T2">$ pwd</text:span></text:p>
      <text:p text:style-name="P2">(d) Trocar de pasta.</text:p>
      <text:p text:style-name="P2"><text:tab/><text:span text:style-name="T2">$ cd “nome da pasta”</text:span></text:p>
      <text:p text:style-name="P2"><text:s text:c="2"/>(e) Criar uma pasta.</text:p>
      <text:p text:style-name="P2"><text:tab/><text:span text:style-name="T2">$ mkdir “</text:span><text:span text:style-name="T4">Nome da pasta”</text:span></text:p>
      <text:p text:style-name="P2"><text:s text:c="2"/>(f) Apagar arquivos definitivamente.</text:p>
      <text:p text:style-name="P3"><text:tab/><text:span text:style-name="T4">$ shred “Nome do arquivo” -u</text:span></text:p>
      <text:p text:style-name="P2"><text:s text:c="2"/>(g) Apagar pastas definitivamente.</text:p>
      <text:p text:style-name="P3"><text:tab/><text:span text:style-name="T4">$ rm <text:s/>-r ”nome da pasta”</text:span></text:p>
      <text:p text:style-name="P2"><text:s text:c="2"/>(h) Copiar arquivos.</text:p>
      <text:p text:style-name="P3"><text:tab/><text:span text:style-name="T4">$ cp -r <text:s/>“arquivo origem” “diretório destino”</text:span></text:p>
      <text:p text:style-name="P2">(i) Copiar pastas.</text:p>
      <text:p text:style-name="P2"><text:tab/><text:span text:style-name="T5">$ cp-r “Diretório de origem” “Diretório destino”</text:span></text:p>
      <text:p text:style-name="P2"><text:s text:c="2"/>(j) Mover arquivos.</text:p>
      <text:p text:style-name="P6"><text:tab/><text:span text:style-name="T5">$ </text:span><text:span text:style-name="T2">mv “</text:span><text:span text:style-name="T5">Arquivo de origem” “Pasta destino”</text:span></text:p>
      <text:p text:style-name="P2"><text:s text:c="2"/>(k) Mover pastas.</text:p>
      <text:p text:style-name="P3"><text:tab/> <text:span text:style-name="T5">$</text:span><text:span text:style-name="T2"> </text:span><text:span text:style-name="T5">mv /Diretório de origem /Diretório de destino</text:span></text:p>
      <text:p text:style-name="P2">(l) Renomear pastas.</text:p>
      <text:p text:style-name="P2"><text:tab/><text:span text:style-name="T6">$ mv “nome do arquivo” “nome do arquivo novo”</text:span></text:p>
      <text:p text:style-name="P2">(m) Apresentar o conteúdo de um arquivo.</text:p>
      <text:p text:style-name="P2"><text:s text:c="11"/><text:span text:style-name="T6">$ cat “Nome do arquivo</text:span></text:p>
      <text:p text:style-name="P2"><text:soft-page-break/><text:s text:c="2"/>(n) Apresentar o tipo de um arquivo.</text:p>
      <text:p text:style-name="P4"><text:s/><text:tab/><text:span text:style-name="T8">$ ls – l “ nome do arquivo”</text:span></text:p>
      <text:p text:style-name="P4"><text:s/>(o) Limpar a tela do terminal.</text:p>
      <text:p text:style-name="P2"><text:tab/><text:span text:style-name="T5">Ctrl l ou $ clear</text:span></text:p>
      <text:p text:style-name="P2"><text:s text:c="2"/>(p) Encontrar ocorrências de palavras-chave em um arquivo-texto.</text:p>
      <text:p text:style-name="P2"><text:tab/><text:span text:style-name="T7">$ grep -lr “string*”</text:span></text:p>
      <text:p text:style-name="P2"><text:s text:c="2"/>(q) Ordenar informações em um arquivo-texto.</text:p>
      <text:p text:style-name="P2"><text:tab/><text:span text:style-name="T8">$ sort “opção” “arquivo”</text:span></text:p>
      <text:p text:style-name="P2"><text:s text:c="2"/>(r) Substituir ocorrências de palavras-chave em um arquivo-texto.</text:p>
      <text:p text:style-name="P5"><text:tab/><text:span text:style-name="T8">$ <text:s/>sed -i 's/”palavra substituida”/”palabravra que vai substituir”/g' “arquivo”</text:span></text:p>
      <text:p text:style-name="P2"><text:s text:c="2"/>(s) Conferir se dois arquivos são iguais.</text:p>
      <text:p text:style-name="P2"><text:tab/><text:span text:style-name="T9">$ diff “nome do arquivo” “nome do arquivo”</text:span></text:p>
      <text:p text:style-name="P2"><text:s text:c="3"/>(t) Escrever algo na tela. </text:p>
      <text:p text:style-name="P2"><text:tab/><text:span text:style-name="T10">$ echo “ Trecho para aparecer na tela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0:24:26.624692868</meta:creation-date>
    <dc:date>2017-03-20T01:54:08.719986262</dc:date>
    <meta:editing-duration>PT9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388" meta:character-count="2320" meta:non-whitespace-character-count="1918"/>
  </office:meta>
</office:document-meta>
</file>